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3.5035in"/>
    </style:style>
    <style:style style:name="Táblázat3.B" style:family="table-column">
      <style:table-column-properties style:column-width="3.9778in"/>
    </style:style>
    <style:style style:name="Táblázat3.C" style:family="table-column">
      <style:table-column-properties style:column-width="2.8313in"/>
    </style:style>
    <style:style style:name="Táblázat3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3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3.A2" style:family="table-cell">
      <style:table-cell-properties fo:padding="0.0299in" fo:border-left="0.05pt solid #000000" fo:border-right="none" fo:border-top="none" fo:border-bottom="0.05pt solid #000000"/>
    </style:style>
    <style:style style:name="Táblázat3.B2" style:family="table-cell">
      <style:table-cell-properties fo:padding="0.0299in" fo:border-left="0.05pt solid #000000" fo:border-right="none" fo:border-top="none" fo:border-bottom="0.05pt solid #000000"/>
    </style:style>
    <style:style style:name="Táblázat3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3" style:family="table-cell">
      <style:table-cell-properties fo:padding="0.0299in" fo:border-left="0.05pt solid #000000" fo:border-right="none" fo:border-top="none" fo:border-bottom="0.05pt solid #000000"/>
    </style:style>
    <style:style style:name="Táblázat3.B3" style:family="table-cell">
      <style:table-cell-properties fo:background-color="#dddddd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299in" fo:border-left="0.05pt solid #000000" fo:border-right="none" fo:border-top="none" fo:border-bottom="0.05pt solid #000000"/>
    </style:style>
    <style:style style:name="Táblázat3.B4" style:family="table-cell">
      <style:table-cell-properties fo:background-color="transparent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5" style:family="table-row">
      <style:table-row-properties style:min-row-height="0.0681in"/>
    </style:style>
    <style:style style:name="Táblázat3.A5" style:family="table-cell">
      <style:table-cell-properties fo:padding="0.0299in" fo:border-left="0.05pt solid #000000" fo:border-right="none" fo:border-top="none" fo:border-bottom="0.05pt solid #000000"/>
    </style:style>
    <style:style style:name="Táblázat3.A6" style:family="table-cell">
      <style:table-cell-properties fo:padding="0.0299in" fo:border-left="0.05pt solid #000000" fo:border-right="none" fo:border-top="none" fo:border-bottom="0.05pt solid #000000"/>
    </style:style>
    <style:style style:name="Táblázat3.B6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7" style:family="table-cell">
      <style:table-cell-properties fo:padding="0.0299in" fo:border-left="0.05pt solid #000000" fo:border-right="none" fo:border-top="none" fo:border-bottom="0.05pt solid #000000"/>
    </style:style>
    <style:style style:name="Táblázat3.A8" style:family="table-cell">
      <style:table-cell-properties fo:padding="0.0299in" fo:border-left="0.05pt solid #000000" fo:border-right="none" fo:border-top="none" fo:border-bottom="0.05pt solid #000000"/>
    </style:style>
    <style:style style:name="Táblázat3.B8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4" style:family="table">
      <style:table-properties style:width="10.3125in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4.A2" style:family="table-cell">
      <style:table-cell-properties fo:padding="0.0299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in" fo:margin-bottom="0in" loext:contextual-spacing="true" fo:line-height="100%" style:writing-mode="page"/>
      <style:text-properties fo:font-size="10pt" officeooo:paragraph-rsid="004fe6dd" style:font-size-asian="10pt" style:font-size-complex="10pt"/>
    </style:style>
    <style:style style:name="P2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5ef504" style:font-size-asian="10pt" style:font-weight-asian="normal" style:font-size-complex="10pt" style:font-weight-complex="normal"/>
    </style:style>
    <style:style style:name="P3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7d5211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04fe6dd"/>
    </style:style>
    <style:style style:name="P5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4fe6dd"/>
    </style:style>
    <style:style style:name="P6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ef504"/>
    </style:style>
    <style:style style:name="P7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42152"/>
    </style:style>
    <style:style style:name="P8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7b29f"/>
    </style:style>
    <style:style style:name="P9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b7ef0"/>
    </style:style>
    <style:style style:name="P10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ef600"/>
    </style:style>
    <style:style style:name="P11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6da9e"/>
    </style:style>
    <style:style style:name="P12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82b2f"/>
    </style:style>
    <style:style style:name="P13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a8244"/>
    </style:style>
    <style:style style:name="P14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bd219"/>
    </style:style>
    <style:style style:name="P15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4fe6dd" style:font-weight-asian="normal" style:font-weight-complex="normal"/>
    </style:style>
    <style:style style:name="P16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66ed90" style:font-weight-asian="normal" style:font-weight-complex="normal"/>
    </style:style>
    <style:style style:name="P17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86810b" style:font-weight-asian="normal" style:font-weight-complex="normal"/>
    </style:style>
    <style:style style:name="P18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8681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Table_20_Contents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130ea1" officeooo:paragraph-rsid="004fe6dd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0pt" fo:language="zxx" fo:country="none" fo:font-weight="normal" officeooo:rsid="003fb682" officeooo:paragraph-rsid="00954f4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5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0pt" fo:language="zxx" fo:country="none" fo:font-weight="normal" officeooo:rsid="003fb682" officeooo:paragraph-rsid="0073443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130ea1"/>
    </style:style>
    <style:style style:name="P27" style:family="paragraph" style:parent-style-name="Standard">
      <style:text-properties fo:language="zxx" fo:country="none" officeooo:paragraph-rsid="004fe6dd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92d588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942942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a49bf8" style:font-size-asian="14pt" style:language-asian="zxx" style:country-asian="none" style:font-size-complex="14pt" style:language-complex="zxx" style:country-complex="none"/>
    </style:style>
    <style:style style:name="T6" style:family="text">
      <style:text-properties officeooo:rsid="004734d4"/>
    </style:style>
    <style:style style:name="T7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officeooo:rsid="0052c2d7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officeooo:rsid="00130ea1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4dcc2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56da9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642152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24b585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4734d4" style:font-size-asian="10pt" style:language-asian="zxx" style:country-asian="none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32adaa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403158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066ed90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officeooo:rsid="005d12b1" style:font-size-asian="10pt" style:language-asian="zxx" style:country-asian="none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officeooo:rsid="0070843d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font-name="Courier New" fo:font-size="10pt" fo:language="zxx" fo:country="none" officeooo:rsid="0074a3b2" style:font-size-asian="10pt" style:language-asian="zxx" style:country-asian="none" style:font-size-complex="10pt" style:language-complex="zxx" style:country-complex="none"/>
    </style:style>
    <style:style style:name="T21" style:family="text">
      <style:text-properties style:font-name="Courier New" fo:font-size="10pt" fo:language="zxx" fo:country="none" officeooo:rsid="007ef600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Courier New" fo:font-size="10pt" fo:language="zxx" fo:country="none" officeooo:rsid="00982b2f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Courier New" fo:font-size="10pt" fo:language="zxx" fo:country="none" fo:font-style="italic" officeooo:rsid="0052c2d7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4" style:family="text">
      <style:text-properties style:font-name="Courier New" fo:font-size="10pt" fo:language="zxx" fo:country="none" fo:font-style="italic" officeooo:rsid="004734d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5" style:family="text">
      <style:text-properties style:font-name="Courier New" fo:font-size="10pt" fo:language="zxx" fo:country="none" fo:font-style="italic" officeooo:rsid="006cc1c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6" style:family="text">
      <style:text-properties style:font-name="Courier New" fo:font-size="10pt" fo:language="zxx" fo:country="none" fo:font-style="italic" officeooo:rsid="006be62d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7" style:family="text">
      <style:text-properties style:font-name="Courier New" fo:font-size="10pt" fo:language="zxx" fo:country="none" fo:font-style="italic" officeooo:rsid="00642152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8" style:family="text">
      <style:text-properties style:font-name="Courier New" fo:font-size="10pt" fo:language="zxx" fo:country="none" fo:font-style="italic" officeooo:rsid="0066ed90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9" style:family="text">
      <style:text-properties style:font-name="Courier New" fo:font-size="10pt" fo:language="zxx" fo:country="none" fo:font-style="italic" officeooo:rsid="009a824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0" style:family="text">
      <style:text-properties style:font-name="Courier New" fo:font-size="10pt" fo:language="zxx" fo:country="none" fo:font-style="italic" officeooo:rsid="004b840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1" style:family="text">
      <style:text-properties style:font-name="Courier New" fo:font-size="10pt" fo:language="zxx" fo:country="none" fo:font-style="italic" fo:font-weight="normal" officeooo:rsid="0039a4d0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2" style:family="text">
      <style:text-properties style:font-name="Courier New" fo:font-size="10pt" fo:language="zxx" fo:country="none" fo:font-style="italic" fo:font-weight="normal" officeooo:rsid="004a684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3" style:family="text">
      <style:text-properties style:font-name="Courier New" fo:font-size="10pt" fo:language="zxx" fo:country="none" fo:font-style="normal" fo:font-weight="normal" officeooo:rsid="0039a4d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4" style:family="text">
      <style:text-properties style:font-name="Courier New" fo:font-size="10pt" fo:language="zxx" fo:country="none" fo:font-style="normal" fo:font-weight="normal" officeooo:rsid="004a684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5" style:family="text">
      <style:text-properties style:font-name="Courier New" fo:font-size="10pt" fo:language="zxx" fo:country="none" fo:font-style="normal" fo:font-weight="normal" officeooo:rsid="007b1cc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6" style:family="text">
      <style:text-properties style:font-name="Courier New" fo:font-size="10pt" fo:language="zxx" fo:country="none" fo:font-style="normal" fo:font-weight="normal" officeooo:rsid="007b7ef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7" style:family="text">
      <style:text-properties style:font-name="Courier New" fo:font-size="10pt" fo:language="zxx" fo:country="none" fo:font-style="normal" fo:font-weight="normal" officeooo:rsid="00a1a01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8" style:family="text">
      <style:text-properties style:font-name="Courier New" fo:font-size="10pt" fo:language="zxx" fo:country="none" fo:font-style="normal" officeooo:rsid="006fca3f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9" style:family="text">
      <style:text-properties style:font-name="Courier New" fo:font-size="10pt" fo:language="zxx" fo:country="none" fo:font-style="normal" officeooo:rsid="004b840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0" style:family="text">
      <style:text-properties style:font-name="Courier New" fo:language="zxx" fo:country="none" fo:font-style="normal" officeooo:rsid="0039a4d0" style:language-asian="zxx" style:country-asian="none" style:font-style-asian="normal" style:language-complex="zxx" style:country-complex="none" style:font-style-complex="normal"/>
    </style:style>
    <style:style style:name="T41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42" style:family="text">
      <style:text-properties style:font-name="Courier New" fo:language="zxx" fo:country="none" officeooo:rsid="0066ed90" style:language-asian="zxx" style:country-asian="none" style:language-complex="zxx" style:country-complex="none"/>
    </style:style>
    <style:style style:name="T43" style:family="text">
      <style:text-properties style:font-name="Courier New" fo:language="zxx" fo:country="none" officeooo:rsid="007d5211" style:language-asian="zxx" style:country-asian="none" style:language-complex="zxx" style:country-complex="none"/>
    </style:style>
    <style:style style:name="T44" style:family="text">
      <style:text-properties style:font-name="Courier New" fo:language="zxx" fo:country="none" fo:font-weight="bold" officeooo:rsid="007d5211" style:language-asian="zxx" style:country-asian="none" style:font-weight-asian="bold" style:language-complex="zxx" style:country-complex="none" style:font-weight-complex="bold"/>
    </style:style>
    <style:style style:name="T45" style:family="text">
      <style:text-properties style:font-name="Courier New" fo:background-color="#dddddd" loext:char-shading-value="0"/>
    </style:style>
    <style:style style:name="T46" style:family="text">
      <style:text-properties style:font-name="Courier New" officeooo:rsid="003fbac8" fo:background-color="#dddddd" loext:char-shading-value="0"/>
    </style:style>
    <style:style style:name="T47" style:family="text">
      <style:text-properties style:font-name="Courier New" officeooo:rsid="006afff7" fo:background-color="#dddddd" loext:char-shading-value="0"/>
    </style:style>
    <style:style style:name="T48" style:family="text">
      <style:text-properties style:font-name="Courier New" officeooo:rsid="00734438" fo:background-color="#dddddd" loext:char-shading-value="0"/>
    </style:style>
    <style:style style:name="T49" style:family="text">
      <style:text-properties officeooo:rsid="006afff7"/>
    </style:style>
    <style:style style:name="T50" style:family="text">
      <style:text-properties fo:font-weight="bold" officeooo:rsid="006afff7" style:font-weight-asian="bold" style:font-weight-complex="bold"/>
    </style:style>
    <style:style style:name="T51" style:family="text">
      <style:text-properties style:font-name="Arial1"/>
    </style:style>
    <style:style style:name="T52" style:family="text">
      <style:text-properties style:font-name="Arial1" fo:font-weight="bold" officeooo:rsid="006afff7" style:font-weight-asian="bold" style:font-weight-complex="bold"/>
    </style:style>
    <style:style style:name="T53" style:family="text">
      <style:text-properties style:font-name="Arial1" officeooo:rsid="006afff7"/>
    </style:style>
    <style:style style:name="T54" style:family="text">
      <style:text-properties style:font-name="Arial1" officeooo:rsid="00954f47"/>
    </style:style>
    <style:style style:name="T55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">Celestra v1.</text:span><text:span text:style-name="T3">2</text:span><text:span text:style-name="T4">0.</text:span><text:span text:style-name="T5">1</text:span><text:span text:style-name="T1"> cheatsheet</text:span><text:span text:style-name="T2"> – </text:span><text:a xlink:type="simple" xlink:href="https://github.com/Serrin/Celestra/" text:style-name="Internet_20_link" text:visited-style-name="Visited_20_Internet_20_Link"><text:span text:style-name="T55">https://github.com/Serrin/Celestra/</text:span></text:a></text:p>
      <text:p text:style-name="P25"><text:span text:style-name="T50">Main variant:</text:span><text:span text:style-name="T49"> </text:span>The <text:span text:style-name="T45">”</text:span><text:span text:style-name="T46">C</text:span><text:span text:style-name="T45">elestr</text:span><text:span text:style-name="T46">a</text:span><text:span text:style-name="T45">”</text:span> and the <text:span text:style-name="T45">”_”</text:span> objects contain these functions, except the <text:span text:style-name="T45">”</text:span><text:span text:style-name="T48">doc</text:span><text:span text:style-name="T45">”</text:span> <text:span text:style-name="T6">(this is global) </text:span>and the polyfills. Example: <text:span text:style-name="T45">”_.qsa()”</text:span></text:p>
      <text:p text:style-name="P24"><text:span text:style-name="T52">FP variant:</text:span><text:span text:style-name="T53"> The functions </text:span><text:span text:style-name="T54">and </text:span><text:span text:style-name="T51">the </text:span><text:span text:style-name="T45">”</text:span><text:span text:style-name="T48">doc</text:span><text:span text:style-name="T45">”</text:span><text:span text:style-name="T53"> </text:span><text:span text:style-name="T54">a</text:span><text:span text:style-name="T53">re available in the global namespace (</text:span><text:span text:style-name="T45">”</text:span><text:span text:style-name="T47">window</text:span><text:span text:style-name="T45">”</text:span><text:span text:style-name="T53">).</text:span>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>
          <table:table-cell table:style-name="Táblázat3.A1" office:value-type="string">
            <text:p text:style-name="P18">Basic API</text:p>
          </table:table-cell>
          <table:table-cell table:style-name="Táblázat3.A1" office:value-type="string">
            <text:p text:style-name="P18">DOM</text:p>
          </table:table-cell>
          <table:table-cell table:style-name="Táblázat3.C1" office:value-type="string">
            <text:p text:style-name="P20">Functional programming</text:p>
          </table:table-cell>
        </table:table-row>
        <table:table-row>
          <table:table-cell table:style-name="Táblázat3.A8" table:number-rows-spanned="7" office:value-type="string">
            <text:p text:style-name="P23">doc = document</text:p>
            <text:p text:style-name="P4"><text:span text:style-name="Source_20_Text"><text:span text:style-name="T7">qsa(&lt;selector&gt;[,context]).each( f</text:span></text:span><text:span text:style-name="Source_20_Text"><text:span text:style-name="T19">u</text:span></text:span><text:span text:style-name="Source_20_Text"><text:span text:style-name="T7">n</text:span></text:span><text:span text:style-name="Source_20_Text"><text:span text:style-name="T19">ction</text:span></text:span><text:span text:style-name="Source_20_Text"><text:span text:style-name="T7"> (el, i) { el.arguments; } );</text:span></text:span></text:p>
            <text:p text:style-name="P4"><text:span text:style-name="Source_20_Text"><text:span text:style-name="T7">qs(&lt;selector&gt;[,context]).argument;</text:span></text:span></text:p>
            <text:p text:style-name="P4"><text:span text:style-name="Source_20_Text"><text:span text:style-name="T7">domReady(&lt;f</text:span></text:span><text:span text:style-name="Source_20_Text"><text:span text:style-name="T20">u</text:span></text:span><text:span text:style-name="Source_20_Text"><text:span text:style-name="T7">n</text:span></text:span><text:span text:style-name="Source_20_Text"><text:span text:style-name="T20">ction</text:span></text:span><text:span text:style-name="Source_20_Text"><text:span text:style-name="T7">&gt;);</text:span></text:span></text:p>
            <text:p text:style-name="P4"><text:span text:style-name="Source_20_Text"><text:span text:style-name="T7">inherit(&lt;subclass&gt;,&lt;superclass&gt;);</text:span></text:span></text:p>
            <text:p text:style-name="P4"><text:span text:style-name="Source_20_Text"><text:span text:style-name="T7">random(&lt;max&gt;); </text:span></text:span><text:span text:style-name="Source_20_Text"><text:span text:style-name="T23">or</text:span></text:span><text:span text:style-name="Source_20_Text"><text:span text:style-name="T8"> </text:span></text:span><text:span text:style-name="Source_20_Text"><text:span text:style-name="T7">random(&lt;min&gt;,&lt;max&gt;);</text:span></text:span></text:p>
            <text:p text:style-name="P4"><text:span text:style-name="Source_20_Text"><text:span text:style-name="T7">getScript(&lt;url&gt;[,success]);</text:span></text:span></text:p>
            <text:p text:style-name="P4"><text:span text:style-name="Source_20_Text"><text:span text:style-name="T7">getScripts(&lt;scripts&gt;);</text:span></text:span></text:p>
            <text:p text:style-name="P4"><text:span text:style-name="Source_20_Text"><text:span text:style-name="T7">getStyle(&lt;href&gt;[,success]);</text:span></text:span></text:p>
            <text:p text:style-name="P4"><text:span text:style-name="Source_20_Text"><text:span text:style-name="T7">getStyles(&lt;styles&gt;);</text:span></text:span></text:p>
            <text:p text:style-name="P4"><text:span text:style-name="Source_20_Text"><text:span text:style-name="T7">getUrlVar([name]);</text:span></text:span></text:p>
            <text:p text:style-name="P5"><text:span text:style-name="Source_20_Text"><text:span text:style-name="T9">getUrlVarFromString(&lt;querystr&gt;[,name]);</text:span></text:span></text:p>
            <text:p text:style-name="P5"><text:span text:style-name="Source_20_Text"><text:span text:style-name="T7">obj2string(&lt;object&gt;);</text:span></text:span></text:p>
            <text:p text:style-name="P5"><text:span text:style-name="Source_20_Text"><text:span text:style-name="T7">getType(&lt;variable&gt;[,type]);</text:span></text:span></text:p>
            <text:p text:style-name="P11"><text:span text:style-name="Source_20_Text"><text:span text:style-name="T7">extend([deep,]&lt;target&gt;,&lt;source1&gt;</text:span></text:span><text:span text:style-name="Source_20_Text"><text:span text:style-name="T10">[</text:span></text:span><text:span text:style-name="Source_20_Text"><text:span text:style-name="T7">,s</text:span></text:span><text:span text:style-name="Source_20_Text"><text:span text:style-name="T11">r</text:span></text:span><text:span text:style-name="Source_20_Text"><text:span text:style-name="T7">c</text:span></text:span><text:span text:style-name="Source_20_Text"><text:span text:style-name="T11">N</text:span></text:span><text:span text:style-name="Source_20_Text"><text:span text:style-name="T10">]</text:span></text:span><text:span text:style-name="Source_20_Text"><text:span text:style-name="T7">);</text:span></text:span></text:p>
            <text:p text:style-name="P12"><text:span text:style-name="Source_20_Text"><text:span text:style-name="T7">deepAssign</text:span></text:span><text:span text:style-name="Source_20_Text"><text:span text:style-name="T22">(</text:span></text:span><text:span text:style-name="Source_20_Text"><text:span text:style-name="T7">&lt;target&gt;,&lt;source1&gt;</text:span></text:span><text:span text:style-name="Source_20_Text"><text:span text:style-name="T10">[</text:span></text:span><text:span text:style-name="Source_20_Text"><text:span text:style-name="T7">,s</text:span></text:span><text:span text:style-name="Source_20_Text"><text:span text:style-name="T11">r</text:span></text:span><text:span text:style-name="Source_20_Text"><text:span text:style-name="T7">c</text:span></text:span><text:span text:style-name="Source_20_Text"><text:span text:style-name="T11">N</text:span></text:span><text:span text:style-name="Source_20_Text"><text:span text:style-name="T10">]</text:span></text:span><text:span text:style-name="Source_20_Text"><text:span text:style-name="T7">);</text:span></text:span></text:p>
            <text:p text:style-name="P5"><text:span text:style-name="Source_20_Text"><text:span text:style-name="T7">getFullscreen();</text:span></text:span></text:p>
            <text:p text:style-name="P7"><text:span text:style-name="Source_20_Text"><text:span text:style-name="T7">setFullscreenOn(&lt;selector&gt; </text:span></text:span><text:span text:style-name="Source_20_Text"><text:span text:style-name="T27">or</text:span></text:span><text:span text:style-name="Source_20_Text"><text:span text:style-name="T12"> &lt;</text:span></text:span><text:span text:style-name="Source_20_Text"><text:span text:style-name="T13">element</text:span></text:span><text:span text:style-name="Source_20_Text"><text:span text:style-name="T12">&gt;</text:span></text:span><text:span text:style-name="Source_20_Text"><text:span text:style-name="T7">);</text:span></text:span></text:p>
            <text:p text:style-name="P5"><text:span text:style-name="Source_20_Text"><text:span text:style-name="T7">setFullscreenOff();</text:span></text:span></text:p>
            <text:p text:style-name="P5"><text:span text:style-name="Source_20_Text"><text:span text:style-name="T7">getLocation(&lt;success&gt;[,error]);</text:span></text:span></text:p>
            <text:p text:style-name="P5"><text:span text:style-name="Source_20_Text"><text:span text:style-name="T7">getDoNotTrack();</text:span></text:span></text:p>
            <text:p text:style-name="P13"><text:span text:style-name="Source_20_Text"><text:span text:style-name="T7">form2array(&lt;form&gt;);</text:span></text:span></text:p>
            <text:p text:style-name="P13"><text:span text:style-name="Source_20_Text"><text:span text:style-name="T7">form2string(&lt;form&gt;);</text:span></text:span></text:p>
            <text:p text:style-name="P10"><text:span text:style-name="Source_20_Text"><text:span text:style-name="T7">constant(&lt;value&gt;);</text:span></text:span></text:p>
            <text:p text:style-name="P10"><text:span text:style-name="Source_20_Text"><text:span text:style-name="T21">i</text:span></text:span><text:span text:style-name="Source_20_Text"><text:span text:style-name="T7">dentity(&lt;value&gt;);</text:span></text:span></text:p>
            <text:p text:style-name="P5"><text:span text:style-name="Source_20_Text"><text:span text:style-name="T7">noop();</text:span></text:span></text:p>
            <text:p text:style-name="P5"><text:span text:style-name="Source_20_Text"><text:span text:style-name="T7">repeat(&lt;iteration&gt;,&lt;callback&gt;);</text:span></text:span></text:p>
            <text:p text:style-name="P17"><text:span text:style-name="Source_20_Text"><text:span text:style-name="T18">i</text:span></text:span><text:span text:style-name="Source_20_Text"><text:span text:style-name="T7">nitArray</text:span></text:span><text:span text:style-name="Source_20_Text"><text:span text:style-name="T17">();</text:span></text:span></text:p>
            <text:p text:style-name="P17"><text:span text:style-name="Source_20_Text"><text:span text:style-name="T7">initObject</text:span></text:span><text:span text:style-name="Source_20_Text"><text:span text:style-name="T17">();</text:span></text:span></text:p>
            <text:p text:style-name="P17"><text:span text:style-name="Source_20_Text"><text:span text:style-name="T17">initString();</text:span></text:span></text:p>
            <text:p text:style-name="P17"><text:span text:style-name="Source_20_Text"><text:span text:style-name="T17">initTrue();</text:span></text:span><text:span text:style-name="Source_20_Text"><text:span text:style-name="T28"> </text:span></text:span><text:span text:style-name="Source_20_Text"><text:span text:style-name="T29">and </text:span></text:span><text:span text:style-name="Source_20_Text"><text:span text:style-name="T17">initFalse();</text:span></text:span></text:p>
            <text:p text:style-name="P14"><text:span text:style-name="Source_20_Text"><text:span text:style-name="T14">noConflict(); </text:span></text:span><text:span text:style-name="Source_20_Text"><text:span text:style-name="T24">- </text:span></text:span><text:span text:style-name="Source_20_Text"><text:span text:style-name="T25">O</text:span></text:span><text:span text:style-name="Source_20_Text"><text:span text:style-name="T26">nly </text:span></text:span><text:span text:style-name="Source_20_Text"><text:span text:style-name="T25">in the main variant.</text:span></text:span></text:p>
            <text:p text:style-name="P14"><text:span text:style-name="Source_20_Text"><text:span text:style-name="T38">v</text:span></text:span><text:span text:style-name="Source_20_Text"><text:span text:style-name="T39">ersion;</text:span></text:span><text:span text:style-name="Source_20_Text"><text:span text:style-name="T30"> </text:span></text:span><text:span text:style-name="Source_20_Text"><text:span text:style-name="T24">- </text:span></text:span><text:span text:style-name="Source_20_Text"><text:span text:style-name="T25">O</text:span></text:span><text:span text:style-name="Source_20_Text"><text:span text:style-name="T26">nly </text:span></text:span><text:span text:style-name="Source_20_Text"><text:span text:style-name="T25">in the main variant.</text:span></text:span></text:p>
          </table:table-cell>
          <table:table-cell table:style-name="Táblázat3.B2" office:value-type="string">
            <text:p text:style-name="P15"><text:span text:style-name="Source_20_Text"><text:span text:style-name="T7">domCreate(&lt;type&gt;[,properties[,innerHTML]]);</text:span></text:span></text:p>
            <text:p text:style-name="P15"><text:span text:style-name="Source_20_Text"><text:span text:style-name="T7">domGetCSS(&lt;element&gt;,&lt;property&gt;);</text:span></text:span></text:p>
            <text:p text:style-name="P15"><text:span text:style-name="Source_20_Text"><text:span text:style-name="T7">dom</text:span></text:span><text:span text:style-name="Source_20_Text"><text:span text:style-name="T15">S</text:span></text:span><text:span text:style-name="Source_20_Text"><text:span text:style-name="T7">etCSS(&lt;element&gt;,&lt;property&gt;,&lt;value&gt;);</text:span></text:span></text:p>
            <text:p text:style-name="P15"><text:span text:style-name="Source_20_Text"><text:span text:style-name="T7">dom</text:span></text:span><text:span text:style-name="Source_20_Text"><text:span text:style-name="T15">S</text:span></text:span><text:span text:style-name="Source_20_Text"><text:span text:style-name="T7">etCSS(&lt;element&gt;,&lt;properties&gt;);</text:span></text:span></text:p>
            <text:p text:style-name="P15"><text:span text:style-name="Source_20_Text"><text:span text:style-name="T7">domFadeIn(&lt;element&gt;[, duration[,display]]);</text:span></text:span></text:p>
            <text:p text:style-name="P15"><text:span text:style-name="Source_20_Text"><text:span text:style-name="T7">domFadeOut(&lt;element&gt;[,duration]);</text:span></text:span></text:p>
            <text:p text:style-name="P15"><text:span text:style-name="Source_20_Text"><text:span text:style-name="T7">domFadeToggle(&lt;element&gt;[,duration[,display]]);</text:span></text:span></text:p>
            <text:p text:style-name="P15"><text:span text:style-name="Source_20_Text"><text:span text:style-name="T7">domShow(&lt;element&gt;[,display]);</text:span></text:span></text:p>
            <text:p text:style-name="P15"><text:span text:style-name="Source_20_Text"><text:span text:style-name="T7">domHide(&lt;element&gt;);</text:span></text:span></text:p>
            <text:p text:style-name="P15"><text:span text:style-name="Source_20_Text"><text:span text:style-name="T7">domToggle(&lt;element&gt;[,display]);</text:span></text:span></text:p>
            <text:p text:style-name="P15"><text:span text:style-name="Source_20_Text"><text:span text:style-name="T7">domOn(&lt;eventTarget&gt;,&lt;eventType&gt;,&lt;callback&gt;);</text:span></text:span></text:p>
            <text:p text:style-name="P15"><text:span text:style-name="Source_20_Text"><text:span text:style-name="T7">domOff(&lt;eventTarget&gt;,&lt;eventType&gt;,&lt;callback&gt;);</text:span></text:span></text:p>
            <text:p text:style-name="P15"><text:span text:style-name="Source_20_Text"><text:span text:style-name="T7">domTrigger(&lt;eventTarget&gt;,&lt;eventType&gt;);</text:span></text:span></text:p>
          </table:table-cell>
          <table:table-cell table:style-name="Táblázat3.C2" office:value-type="string">
            <text:p text:style-name="P5"><text:span text:style-name="Source_20_Text"><text:span text:style-name="T7">toFunction(&lt;function&gt;);</text:span></text:span></text:p>
            <text:p text:style-name="P5"><text:span text:style-name="Source_20_Text"><text:span text:style-name="T7">bind(&lt;function&gt;,&lt;context&gt;);</text:span></text:span></text:p>
            <text:p text:style-name="P5"><text:span text:style-name="Source_20_Text"><text:span text:style-name="T7">forEach(&lt;collection&gt;,&lt;callback&gt;);</text:span></text:span></text:p>
            <text:p text:style-name="P5"><text:span text:style-name="Source_20_Text"><text:span text:style-name="T16">e</text:span></text:span><text:span text:style-name="Source_20_Text"><text:span text:style-name="T7">ach(&lt;collection&gt;,&lt;callback&gt;);</text:span></text:span></text:p>
            <text:p text:style-name="P5"><text:span text:style-name="Source_20_Text"><text:span text:style-name="T7">map(&lt;collection&gt;,&lt;callback&gt;);</text:span></text:span></text:p>
            <text:p text:style-name="P5"><text:span text:style-name="Source_20_Text"><text:span text:style-name="T7">forIn(&lt;object&gt;,&lt;callback&gt;);</text:span></text:span></text:p>
            <text:p text:style-name="P5"><text:span text:style-name="Source_20_Text"><text:span text:style-name="T7">mapIn(&lt;object&gt;,&lt;callback&gt;);</text:span></text:span></text:p>
            <text:p text:style-name="P5"><text:span text:style-name="Source_20_Text"><text:span text:style-name="T7">toArray(&lt;object&gt;);</text:span></text:span></text:p>
            <text:p text:style-name="P1"><text:span text:style-name="Source_20_Text"><text:span text:style-name="T40">toObject(&lt;array&gt;);</text:span></text:span></text:p>
          </table:table-cell>
        </table:table-row>
        <table:table-row>
          <table:covered-table-cell/>
          <table:table-cell table:style-name="Táblázat3.B3" table:number-columns-spanned="2" office:value-type="string">
            <text:p text:style-name="P19">AJAX and CORS</text:p>
          </table:table-cell>
          <table:covered-table-cell/>
        </table:table-row>
        <table:table-row>
          <table:covered-table-cell/>
          <table:table-cell table:style-name="Táblázat3.B4" table:number-columns-spanned="2" office:value-type="string">
            <text:p text:style-name="P6"><text:span text:style-name="Source_20_Text"><text:span text:style-name="T7">getAjax(&lt;url&gt;,&lt;format&gt;,&lt;success&gt;[,error][,user&lt;,password&gt;]);</text:span></text:span></text:p>
            <text:p text:style-name="P6"><text:span text:style-name="Source_20_Text"><text:span text:style-name="T7">postAjax(&lt;url&gt;,&lt;data&gt;,&lt;format&gt;,&lt;success&gt;[,error][,user&lt;,password&gt;]);</text:span></text:span></text:p>
            <text:p text:style-name="P6"><text:span text:style-name="Source_20_Text"><text:span text:style-name="T7">getCors(&lt;url&gt;,&lt;format&gt;,&lt;success&gt;[,error][,user&lt;,password&gt;]);</text:span></text:span></text:p>
            <text:p text:style-name="P2"><text:span text:style-name="Source_20_Text"><text:span text:style-name="T41">postCors(&lt;url&gt;,&lt;data&gt;,&lt;format&gt;,&lt;success&gt;[,error][,user&lt;,password&gt;]);</text:span></text:span></text:p>
            <text:p text:style-name="P3"><text:span text:style-name="Source_20_Text"><text:span text:style-name="T44">Shorthands:</text:span></text:span><text:span text:style-name="Source_20_Text"><text:span text:style-name="T43"> getJson(&lt;url&gt;,&lt;success&gt;);, getText(&lt;url&gt;,&lt;success&gt;);</text:span></text:span></text:p>
          </table:table-cell>
          <table:covered-table-cell/>
        </table:table-row>
        <table:table-row table:style-name="Táblázat3.5">
          <table:covered-table-cell/>
          <table:table-cell table:style-name="Táblázat3.B3" table:number-columns-spanned="2" office:value-type="string">
            <text:p text:style-name="P21">Cookie</text:p>
          </table:table-cell>
          <table:covered-table-cell/>
        </table:table-row>
        <table:table-row>
          <table:covered-table-cell/>
          <table:table-cell table:style-name="Táblázat3.B6" table:number-columns-spanned="2" office:value-type="string">
            <text:p text:style-name="P16"><text:span text:style-name="Source_20_Text"><text:span text:style-name="T7">setCookie(&lt;name&gt;,&lt;value&gt;[,hours[,path[,domain[,secure[,HttpOnly]]]]]);</text:span></text:span></text:p>
            <text:p text:style-name="P16"><text:span text:style-name="Source_20_Text"><text:span text:style-name="T7">getCookie([name]);</text:span></text:span></text:p>
            <text:p text:style-name="P16"><text:span text:style-name="Source_20_Text"><text:span text:style-name="T7">hasCookie(&lt;name&gt;);</text:span></text:span></text:p>
            <text:p text:style-name="P16"><text:span text:style-name="Source_20_Text"><text:span text:style-name="T7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3.B3" table:number-columns-spanned="2" office:value-type="string">
            <text:p text:style-name="P22"><text:span text:style-name="Source_20_Text"><text:span text:style-name="T42">Type checking</text:span></text:span></text:p>
          </table:table-cell>
          <table:covered-table-cell/>
        </table:table-row>
        <table:table-row>
          <table:covered-table-cell/>
          <table:table-cell table:style-name="Táblázat3.B8" table:number-columns-spanned="2" office:value-type="string">
            <text:p text:style-name="P9"><text:span text:style-name="Source_20_Text"><text:span text:style-name="T33">isString(&lt;value&gt;);, isChar(&lt;</text:span></text:span><text:span text:style-name="Source_20_Text"><text:span text:style-name="T35">v</text:span></text:span><text:span text:style-name="Source_20_Text"><text:span text:style-name="T36">alue</text:span></text:span><text:span text:style-name="Source_20_Text"><text:span text:style-name="T33">&gt;);, isNumber(&lt;</text:span></text:span><text:span text:style-name="Source_20_Text"><text:span text:style-name="T35">v</text:span></text:span><text:span text:style-name="Source_20_Text"><text:span text:style-name="T36">alue</text:span></text:span><text:span text:style-name="Source_20_Text"><text:span text:style-name="T33">&gt;);, isInteger(&lt;</text:span></text:span><text:span text:style-name="Source_20_Text"><text:span text:style-name="T35">v</text:span></text:span><text:span text:style-name="Source_20_Text"><text:span text:style-name="T36">alue</text:span></text:span><text:span text:style-name="Source_20_Text"><text:span text:style-name="T33">&gt;);, isFloat(&lt;</text:span></text:span><text:span text:style-name="Source_20_Text"><text:span text:style-name="T35">v</text:span></text:span><text:span text:style-name="Source_20_Text"><text:span text:style-name="T36">alue</text:span></text:span><text:span text:style-name="Source_20_Text"><text:span text:style-name="T33">&gt;);, isNumeric(</text:span></text:span><text:span text:style-name="Source_20_Text"><text:span text:style-name="T37">&lt;</text:span></text:span><text:span text:style-name="Source_20_Text"><text:span text:style-name="T33">v</text:span></text:span><text:span text:style-name="Source_20_Text"><text:span text:style-name="T37">alue&gt;</text:span></text:span><text:span text:style-name="Source_20_Text"><text:span text:style-name="T33">);, isBoolean(&lt;</text:span></text:span><text:span text:style-name="Source_20_Text"><text:span text:style-name="T35">v</text:span></text:span><text:span text:style-name="Source_20_Text"><text:span text:style-name="T36">alue</text:span></text:span><text:span text:style-name="Source_20_Text"><text:span text:style-name="T33">&gt;);, isObject(&lt;</text:span></text:span><text:span text:style-name="Source_20_Text"><text:span text:style-name="T35">v</text:span></text:span><text:span text:style-name="Source_20_Text"><text:span text:style-name="T36">alue</text:span></text:span><text:span text:style-name="Source_20_Text"><text:span text:style-name="T33">&gt;); isEmptyObject(&lt;</text:span></text:span><text:span text:style-name="Source_20_Text"><text:span text:style-name="T35">v</text:span></text:span><text:span text:style-name="Source_20_Text"><text:span text:style-name="T36">alue</text:span></text:span><text:span text:style-name="Source_20_Text"><text:span text:style-name="T33">&gt;);, isFunction(&lt;</text:span></text:span><text:span text:style-name="Source_20_Text"><text:span text:style-name="T35">v</text:span></text:span><text:span text:style-name="Source_20_Text"><text:span text:style-name="T36">alue</text:span></text:span><text:span text:style-name="Source_20_Text"><text:span text:style-name="T33">&gt;);, isArray(&lt;</text:span></text:span><text:span text:style-name="Source_20_Text"><text:span text:style-name="T35">v</text:span></text:span><text:span text:style-name="Source_20_Text"><text:span text:style-name="T36">alue</text:span></text:span><text:span text:style-name="Source_20_Text"><text:span text:style-name="T33">&gt;);, isEmptyArray(&lt;</text:span></text:span><text:span text:style-name="Source_20_Text"><text:span text:style-name="T35">v</text:span></text:span><text:span text:style-name="Source_20_Text"><text:span text:style-name="T36">alue</text:span></text:span><text:span text:style-name="Source_20_Text"><text:span text:style-name="T33">&gt;);, isArraylike(&lt;</text:span></text:span><text:span text:style-name="Source_20_Text"><text:span text:style-name="T35">v</text:span></text:span><text:span text:style-name="Source_20_Text"><text:span text:style-name="T36">alue</text:span></text:span><text:span text:style-name="Source_20_Text"><text:span text:style-name="T33">&gt;);, isNull(&lt;</text:span></text:span><text:span text:style-name="Source_20_Text"><text:span text:style-name="T35">v</text:span></text:span><text:span text:style-name="Source_20_Text"><text:span text:style-name="T36">alue</text:span></text:span><text:span text:style-name="Source_20_Text"><text:span text:style-name="T33">&gt;);, isUndefined(&lt;</text:span></text:span><text:span text:style-name="Source_20_Text"><text:span text:style-name="T35">v</text:span></text:span><text:span text:style-name="Source_20_Text"><text:span text:style-name="T36">alue</text:span></text:span><text:span text:style-name="Source_20_Text"><text:span text:style-name="T33">&gt;);, isNullOrUndefined(&lt;</text:span></text:span><text:span text:style-name="Source_20_Text"><text:span text:style-name="T35">v</text:span></text:span><text:span text:style-name="Source_20_Text"><text:span text:style-name="T36">alue</text:span></text:span><text:span text:style-name="Source_20_Text"><text:span text:style-name="T33">&gt;);, isPrimitive(&lt;</text:span></text:span><text:span text:style-name="Source_20_Text"><text:span text:style-name="T35">v</text:span></text:span><text:span text:style-name="Source_20_Text"><text:span text:style-name="T36">alue</text:span></text:span><text:span text:style-name="Source_20_Text"><text:span text:style-name="T33">&gt;);, isSymbol(&lt;</text:span></text:span><text:span text:style-name="Source_20_Text"><text:span text:style-name="T35">v</text:span></text:span><text:span text:style-name="Source_20_Text"><text:span text:style-name="T36">alue</text:span></text:span><text:span text:style-name="Source_20_Text"><text:span text:style-name="T33">&gt;); </text:span></text:span><text:span text:style-name="Source_20_Text"><text:span text:style-name="T31">ES6</text:span></text:span><text:span text:style-name="Source_20_Text"><text:span text:style-name="T32">, </text:span></text:span><text:span text:style-name="Source_20_Text"><text:span text:style-name="T33">isMap(&lt;</text:span></text:span><text:span text:style-name="Source_20_Text"><text:span text:style-name="T35">v</text:span></text:span><text:span text:style-name="Source_20_Text"><text:span text:style-name="T36">alue</text:span></text:span><text:span text:style-name="Source_20_Text"><text:span text:style-name="T33">&gt;); </text:span></text:span><text:span text:style-name="Source_20_Text"><text:span text:style-name="T31">ES6</text:span></text:span><text:span text:style-name="Source_20_Text"><text:span text:style-name="T32">, </text:span></text:span><text:span text:style-name="Source_20_Text"><text:span text:style-name="T33">isSet(&lt;</text:span></text:span><text:span text:style-name="Source_20_Text"><text:span text:style-name="T35">v</text:span></text:span><text:span text:style-name="Source_20_Text"><text:span text:style-name="T36">alue</text:span></text:span><text:span text:style-name="Source_20_Text"><text:span text:style-name="T33">&gt;); </text:span></text:span><text:span text:style-name="Source_20_Text"><text:span text:style-name="T31">E</text:span></text:span><text:span text:style-name="Source_20_Text"><text:span text:style-name="T32">S</text:span></text:span><text:span text:style-name="Source_20_Text"><text:span text:style-name="T31">6</text:span></text:span><text:span text:style-name="Source_20_Text"><text:span text:style-name="T32">, </text:span></text:span><text:span text:style-name="Source_20_Text"><text:span text:style-name="T33">isDate(&lt;</text:span></text:span><text:span text:style-name="Source_20_Text"><text:span text:style-name="T35">v</text:span></text:span><text:span text:style-name="Source_20_Text"><text:span text:style-name="T36">alue</text:span></text:span><text:span text:style-name="Source_20_Text"><text:span text:style-name="T33">&gt;);, isRegexp(&lt;</text:span></text:span><text:span text:style-name="Source_20_Text"><text:span text:style-name="T35">v</text:span></text:span><text:span text:style-name="Source_20_Text"><text:span text:style-name="T36">alue</text:span></text:span><text:span text:style-name="Source_20_Text"><text:span text:style-name="T33">&gt;);, </text:span></text:span><text:span text:style-name="Source_20_Text"><text:span text:style-name="T34">i</text:span></text:span><text:span text:style-name="Source_20_Text"><text:span text:style-name="T33">sElement(&lt;</text:span></text:span><text:span text:style-name="Source_20_Text"><text:span text:style-name="T35">v</text:span></text:span><text:span text:style-name="Source_20_Text"><text:span text:style-name="T36">alue</text:span></text:span><text:span text:style-name="Source_20_Text"><text:span text:style-name="T33">&gt;);</text:span></text:span></text:p>
          </table:table-cell>
          <table:covered-table-cell/>
        </table:table-row>
      </table:table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20">Polyfills</text:p>
          </table:table-cell>
        </table:table-row>
        <table:table-row>
          <table:table-cell table:style-name="Táblázat4.A2" office:value-type="string">
            <text:p text:style-name="P8"><text:span text:style-name="Source_20_Text"><text:span text:style-name="T7">Array.from();, Array.of();, Object.create();, Object.assign();, ChildNode.after();, ChildNode.before();, ChildNode.remove();, ChildNode.replaceWith();, ParentNode.append();, ParentNode.prepend();, Array.prototype.includes();, String.prototype.includes();, NodeList.prototype.forEach();, Number.MIN_SAFE_INTEGER, Number.MAX_SAFE_INTEGER, Number.EPSILON, Number.isNaN();, isNaN();, Number.isInteger();, Number.isFinite();, Number.isSafeInteger();</text:span>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511in" fo:margin-bottom="0.3535in" fo:margin-left="0.6402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04-22T18:58:43.780000000</dc:date>
    <meta:editing-duration>PT5H1M23S</meta:editing-duration>
    <meta:editing-cycles>91</meta:editing-cycles>
    <meta:generator>LibreOffice/6.0.3.2$Windows_X86_64 LibreOffice_project/8f48d515416608e3a835360314dac7e47fd0b821</meta:generator>
    <meta:document-statistic meta:table-count="2" meta:image-count="0" meta:object-count="0" meta:page-count="1" meta:paragraph-count="76" meta:word-count="193" meta:character-count="3366" meta:non-whitespace-character-count="3248"/>
  </office:meta>
</office:document-meta>
</file>